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da2a" officeooo:paragraph-rsid="0005da2a"/>
    </style:style>
    <style:style style:name="P2" style:family="paragraph" style:parent-style-name="Standard">
      <style:text-properties officeooo:rsid="00063481" officeooo:paragraph-rsid="00063481"/>
    </style:style>
    <style:style style:name="P3" style:family="paragraph" style:parent-style-name="Standard">
      <style:text-properties officeooo:rsid="000ca467" officeooo:paragraph-rsid="000ca467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063481"/>
    </style:style>
    <style:style style:name="T5" style:family="text">
      <style:text-properties officeooo:rsid="00096a4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ep learning Talk</text:p>
      <text:p text:style-name="P1"/>
      <text:p text:style-name="P1">When it started </text:p>
      <text:p text:style-name="P1">yann LeCunn handwritten digit</text:p>
      <text:p text:style-name="P1">Really though 2012, Imagenet, Hinton Krashinsky</text:p>
      <text:p text:style-name="P1"><text:tab/>2<text:span text:style-name="T1">nd</text:span> place on was vying for fractions of percent</text:p>
      <text:p text:style-name="P1"><text:s text:c="12"/>1<text:span text:style-name="T1">st</text:span> place + XX percent</text:p>
      <text:p text:style-name="P1">Harnessed power of GPU and ability to do huge matrix manips</text:p>
      <text:p text:style-name="P1"/>
      <text:p text:style-name="P1">Started the ball rolling</text:p>
      <text:p text:style-name="P1"><text:tab/>lead to paper all vision should be deep learning</text:p>
      <text:p text:style-name="P1"><text:tab/>Bit of a kerfuffle amongst vision people, Gotta forget it all and start over?</text:p>
      <text:p text:style-name="P1"><text:tab/>Mostly Yep <text:span text:style-name="T5">you do</text:span></text:p>
      <text:p text:style-name="P1"/>
      <text:p text:style-name="P1">Libraries developed, theano, keras, tensorflow, tensorflow, mxnet</text:p>
      <text:p text:style-name="P1"><text:tab/>tensorflow is slow, but well docced, lots of examples, lots of accolytes</text:p>
      <text:p text:style-name="P1"><text:tab/>getting over the slow by adopting faster networks as underlying providers (Keras)</text:p>
      <text:p text:style-name="P1"><text:tab/>mxNet – very fast but extremly poorly documeneted to start much better now, multi GPU and <text:tab/><text:tab/>platform</text:p>
      <text:p text:style-name="P1"><text:tab/>pyTorch – fast, code examples, multi platform, mutiGPU </text:p>
      <text:p text:style-name="P1"><text:tab/>Changing quickly (MxNet better doced), Tensorflow swallowed Keras</text:p>
      <text:p text:style-name="P1"><text:tab/>Best? <text:s/>Dont know, really.</text:p>
      <text:p text:style-name="P1"/>
      <text:p text:style-name="P1">The heart</text:p>
      <text:p text:style-name="P1"><text:s/><text:span text:style-name="T3">data, architecture, error function, simple math</text:span></text:p>
      <text:p text:style-name="P1"><text:s/>the neuron</text:p>
      <text:p text:style-name="P1"><text:s/>show forward</text:p>
      <text:p text:style-name="P1"><text:s/>show backward (chain rule, derivitive ???)</text:p>
      <text:p text:style-name="P1">Show update of weights</text:p>
      <text:p text:style-name="P1"/>
      <text:p text:style-name="P1">Simple right?</text:p>
      <text:p text:style-name="P1"><text:tab/>Have it morph to real networks</text:p>
      <text:p text:style-name="P1"><text:s text:c="12"/>Have 100,000,000 of these?</text:p>
      <text:p text:style-name="P1"><text:tab/>In layers</text:p>
      <text:p text:style-name="P1"><text:s/>What happens when its wrong?</text:p>
      <text:p text:style-name="P1"><text:s text:c="11"/>Show single var debug</text:p>
      <text:p text:style-name="P1"><text:s text:c="11"/>What happens when you have 100,000,000 vars and any combonation can be off</text:p>
      <text:p text:style-name="P1"><text:tab/>Difficult and discouraging</text:p>
      <text:p text:style-name="P1"/>
      <text:p text:style-name="P1">So so simple why so hard</text:p>
      <text:p text:style-name="P1"><text:tab/>100,000,000 params corresponds to 400,000,000 bytes, all need to be calculated and backpropped</text:p>
      <text:p text:style-name="P1"><text:tab/>takes to long on CPU</text:p>
      <text:p text:style-name="P1"><text:s text:c="12"/>faster on GPU (10-30 times), or multiple GPUs (no linear scaling though)</text:p>
      <text:p text:style-name="P1"><text:s text:c="12"/>libraries support GPU</text:p>
      <text:p text:style-name="P1"><text:tab/>need muscular machine (easy any gamer rig) </text:p>
      <text:p text:style-name="P1"><text:s text:c="12"/>needs to run for days or weeks to train full throttle (hard burn out those gamer rig GPUs)</text:p>
      <text:p text:style-name="P1"><text:tab/><text:tab/>training a model overnight and my GPU was 80 C or 175 F</text:p>
      <text:p text:style-name="P1"><text:tab/>Need to learn to harness cloud based resources</text:p>
      <text:p text:style-name="P1"><text:soft-page-break/><text:tab/>Easy, Amazon, provision a machine, start it up, install software…. Hard, so use preconfigured machine instances (get your muscle machine for dollars per hour)</text:p>
      <text:p text:style-name="P1"><text:s text:c="12"/>Linux – period. <text:s/>You ask how to run this on windows and you might be mocked</text:p>
      <text:p text:style-name="P1"><text:s text:c="12"/>Python – not this. <text:s/>Show simple python)</text:p>
      <text:p text:style-name="P1"><text:s text:c="27"/>this - <text:s/>show building a network code</text:p>
      <text:p text:style-name="P1"><text:tab/><text:tab/><text:tab/><text:span text:style-name="T4">show image transform pipeline</text:span></text:p>
      <text:p text:style-name="P1"><text:s text:c="13"/><text:span text:style-name="T4">Need to know your vector ops.</text:span></text:p>
      <text:p text:style-name="P1"/>
      <text:p text:style-name="P1"><text:tab/><text:span text:style-name="T4">And… need to know data manip routines, image formatting, normalization (subtractby mean and divide by standard dev), data cleaning</text:span></text:p>
      <text:p text:style-name="P1"><text:s text:c="24"/><text:span text:style-name="T4">much done with openCV, pillow, and Pandas</text:span></text:p>
      <text:p text:style-name="P1"/>
      <text:p text:style-name="P3">DL problem process</text:p>
      <text:p text:style-name="P3"><text:s/>see https://arxiv.org/pdf/1704.01568.pdf</text:p>
      <text:p text:style-name="P1"><text:s text:c="6"/></text:p>
      <text:p text:style-name="P1">What we are doing with it</text:p>
      <text:p text:style-name="P1"><text:s text:c="8"/><text:span text:style-name="T4">Computer vision – everything</text:span></text:p>
      <text:p text:style-name="P1"><text:s text:c="19"/><text:span text:style-name="T4">face recognition</text:span></text:p>
      <text:p text:style-name="P1"><text:s text:c="19"/><text:span text:style-name="T4">localization (show felton detector)</text:span></text:p>
      <text:p text:style-name="P1"><text:s text:c="19"/><text:span text:style-name="T4">multi object detection (SSD)</text:span></text:p>
      <text:p text:style-name="P1"><text:s text:c="19"/><text:span text:style-name="T4">Art (NS, Cyclic GANs – see medium article)</text:span></text:p>
      <text:p text:style-name="P1"><text:s text:c="19"/><text:span text:style-name="T4">determining whether an image was of a dog or a cat. <text:s/>Considered intractable in ???</text:span></text:p>
      <text:p text:style-name="P1"><text:s text:c="19"/><text:span text:style-name="T4">Here is the code to do that BTW</text:span></text:p>
      <text:p text:style-name="P1"><text:s text:c="19"/><text:span text:style-name="T4">body movement copying for games</text:span></text:p>
      <text:p text:style-name="P1"><text:s text:c="9"/><text:span text:style-name="T4">Speaking of games, reinforcement learning</text:span></text:p>
      <text:p text:style-name="P1"><text:tab/> <text:s text:c="7"/><text:span text:style-name="T4">keeps track of entire round if you win change markov weights to encourage model to follow that series of preds in the future (sems a bit bogus)</text:span></text:p>
      <text:p text:style-name="P1"><text:s text:c="9"/><text:span text:style-name="T4">Speech recognition and synthesis</text:span></text:p>
      <text:p text:style-name="P1"><text:tab/><text:tab/><text:span text:style-name="T4">text prediction</text:span></text:p>
      <text:p text:style-name="P1"><text:s text:c="24"/><text:span text:style-name="T4">real time translation</text:span></text:p>
      <text:p text:style-name="P1"><text:tab/><text:tab/><text:span text:style-name="T4">etc</text:span></text:p>
      <text:p text:style-name="P1"><text:s text:c="9"/><text:span text:style-name="T4">Structured Data Analysis</text:span></text:p>
      <text:p text:style-name="P1"><text:s text:c="20"/><text:span text:style-name="T4">just starting</text:span></text:p>
      <text:p text:style-name="P1"><text:s text:c="20"/><text:span text:style-name="T4">analyzing tabular data</text:span></text:p>
      <text:p text:style-name="P1"><text:tab/><text:tab/> <text:s text:c="3"/><text:span text:style-name="T4">predict store sales</text:span></text:p>
      <text:p text:style-name="P1"><text:tab/><text:tab/> <text:s text:c="3"/><text:span text:style-name="T4">house prices</text:span></text:p>
      <text:p text:style-name="P1"><text:s text:c="28"/><text:span text:style-name="T4">first convert data in floats and categories represented by numbers</text:span></text:p>
      <text:p text:style-name="P1"><text:s text:c="36"/><text:span text:style-name="T4">feed through a NN</text:span></text:p>
      <text:p text:style-name="P1"><text:s text:c="10"/></text:p>
      <text:p text:style-name="P1"><text:s/><text:span text:style-name="T4">Other stuff, I cant keep up</text:span></text:p>
      <text:p text:style-name="P2">Why to jump on board now? <text:s/>Big advances being made with easy ideas</text:p>
      <text:p text:style-name="P2"><text:s text:c="4"/>Cyclic learning rates, learning rate finder, focal loss</text:p>
      <text:p text:style-name="P1"/>
      <text:p text:style-name="P1"/>
      <text:p text:style-name="P1"/>
      <text:p text:style-name="P1"/>
      <text:p text:style-name="P1"/>
      <text:p text:style-name="P1"><text:tab/></text:p>
      <text:p text:style-name="P1"><text:s/></text:p>
      <text:p text:style-name="P1"><text:soft-page-break/></text:p>
      <text:p text:style-name="P3">Most of the easy stuff is transfer learning</text:p>
      <text:p text:style-name="P3">take an exiting fully trained networkslop off the head (last FC layer)</text:p>
      <text:p text:style-name="P3">slap on a new head (# outputs = # classes)</text:p>
      <text:p text:style-name="P3">train </text:p>
      <text:p text:style-name="P3">test</text:p>
      <text:p text:style-name="P3">done</text:p>
      <text:p text:style-name="P1"/>
      <text:p text:style-name="P1">Recognize a cat verses ado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13:43:23.361602068</meta:creation-date>
    <dc:date>2018-11-02T17:44:01.224023222</dc:date>
    <meta:editing-duration>PT41M4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3" meta:paragraph-count="87" meta:word-count="565" meta:character-count="3930" meta:non-whitespace-character-count="2886"/>
  </office:meta>
</office:document-meta>
</file>